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110.5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2" style:family="table-cell" style:parent-style-name="Default">
      <style:table-cell-properties fo:background-color="#add58a"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10" style:family="table-cell" style:parent-style-name="Default">
      <style:table-cell-properties fo:background-color="transparent" fo:border="0.74pt solid #000000"/>
      <style:text-properties style:font-name="Latin Modern Mono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12" style:family="table-cell" style:parent-style-name="Default">
      <style:table-cell-properties fo:border="0.74pt solid #000000"/>
      <style:text-properties style:font-name="Latin Modern Mono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atin Modern Mono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add58a" fo:wrap-option="wrap"/>
      <style:text-properties style:use-window-font-color="true" style:text-outline="false" style:text-line-through-style="none" style:text-line-through-type="none" style:font-name="Latin Modern Mono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1022" table:default-cell-style-name="ce12"/>
        <table:table-row table:style-name="ro1">
          <table:table-cell table:style-name="ce1"/>
          <table:table-cell table:style-name="ce6" office:value-type="string" calcext:value-type="string">
            <text:p>RefineAlwaysCriterion&lt;T&gt; : public RefinementCriterion&lt;T&gt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19" office:value-type="string" calcext:value-type="string">
            <text:p>RefineAlwaysCriterion(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19" office:value-type="string" calcext:value-type="string">
            <text:p>virtual ~RefineAlwaysCriterion(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+</text:p>
          </table:table-cell>
          <table:table-cell table:style-name="ce19" office:value-type="string" calcext:value-type="string">
            <text:p>virtual bool operator()(std::shared_ptr&lt;Cell&lt;T&gt;&gt;) const override 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1"/>
          <table:table-cell table:style-name="ce10"/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420mm" style:scale-to="14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6:47:48.350657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0:47:42.146518650</meta:creation-date>
    <dc:date>2019-05-05T16:49:42.420019334</dc:date>
    <meta:editing-duration>PT25M29S</meta:editing-duration>
    <meta:editing-cycles>18</meta:editing-cycles>
    <meta:generator>LibreOffice/6.0.7.3$Linux_X86_64 LibreOffice_project/00m0$Build-3</meta:generator>
    <meta:document-statistic meta:table-count="1" meta:cell-count="7" meta:object-count="0"/>
  </office:meta>
</office:document-meta>
</file>